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3cm" svg:x="2.3cm" svg:y="5.2cm">
          <text:p text:style-name="P1">Ba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1cm" svg:height="3cm" svg:x="2cm" svg:y="13.6cm">
          <text:p text:style-name="P1">A2</text:p>
          <text:p text:style-name="P1">Scenari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1cm" svg:height="3cm" svg:x="1.8cm" svg:y="9.8cm">
          <text:p text:style-name="P1">A1B</text:p>
          <text:p text:style-name="P1"><text:s/>Scenari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1cm" svg:height="3cm" svg:x="1.2cm" svg:y="19.2cm">
          <text:p text:style-name="P1">B1</text:p>
          <text:p text:style-name="P1">Scenario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P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09:34:35.899881000</meta:creation-date>
    <dc:date>2014-07-07T09:46:25.826690000</dc:date>
    <meta:editing-duration>P0D</meta:editing-duration>
    <meta:editing-cycles>1</meta:editing-cycles>
    <meta:document-statistic meta:object-count="4"/>
    <meta:generator>LibreOffice/4.1.6.2$MacOSX_x86 LibreOffice_project/40ff705089295be5be0aae9b15123f687c05b0a</meta:generator>
  </office:meta>
</office:document-meta>
</file>